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Video club – data dictionary</text:p>
          </table:table-cell>
          <table:covered-table-cell table:number-columns-repeated="4" table:style-name="ce3"/>
        </table:table-row>
        <table:table-row table:style-name="ro2">
          <table:table-cell table:style-name="ce2" office:value-type="string" calcext:value-type="string">
            <text:p>Mnemonic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Constraint</text:p>
          </table:table-cell>
        </table:table-row>
        <table:table-row table:style-name="ro2">
          <table:table-cell office:value-type="string" calcext:value-type="string">
            <text:p>magasin_location_no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gasin_location_adress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sset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ient_preno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ient_no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ient_cau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ient_emprunt_cassett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ssette_emprunt_retour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lm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enre_cinematographique_no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enre_cinematographique_public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lm_dure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lm_no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lm_realisateu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lm_acteur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cteurs_no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cteurs_preno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ocation_film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1">00/00/0000</text:date>, <text:time style:data-style-name="N2" text:time-value="15:52:43.4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31T12:18:56.197000000</meta:creation-date>
    <meta:generator>LibreOffice/7.1.4.2$Windows_x86 LibreOffice_project/a529a4fab45b75fefc5b6226684193eb000654f6</meta:generator>
    <dc:date>2021-08-31T16:20:34.970000000</dc:date>
    <meta:editing-duration>PT35M53S</meta:editing-duration>
    <meta:editing-cycles>5</meta:editing-cycles>
    <meta:document-statistic meta:table-count="1" meta:cell-count="24" meta:object-count="0"/>
  </office:meta>
</office:document-meta>
</file>